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/>
    </style:style>
    <style:style style:name="P7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text-underline-style="none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51cm" svg:height="2.387cm" svg:x="2.27cm" svg:y="2.274cm">
          <draw:text-box>
            <text:p>Core loop –</text:p>
            <text:p><text:s text:c="2"/>This is the main operation loop of the program, and runs freely with delays here and there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1" draw:layer="layout" svg:width="15.37cm" svg:height="1.324cm" draw:transform="rotate (1.61216063006686) translate (1.55222804141637cm 22.0431838861791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1" draw:layer="layout" svg:x1="1.635cm" svg:y1="8.239cm" svg:x2="1.635cm" svg:y2="16.113cm">
          <text:p/>
        </draw:line>
        <draw:frame draw:style-name="gr2" draw:text-style-name="P2" draw:layer="layout" svg:width="2.54cm" svg:height="1.27cm" draw:transform="rotate (-1.57079632679579) translate (2.27cm 6.08cm)">
          <draw:text-box>
            <text:p text:style-name="P2">Time</text:p>
          </draw:text-box>
        </draw:frame>
        <draw:frame draw:style-name="gr2" draw:text-style-name="P2" draw:layer="layout" svg:width="2.54cm" svg:height="1.27cm" svg:x="6.588cm" svg:y="3.54cm">
          <draw:text-box>
            <text:p text:style-name="P2">Action</text:p>
          </draw:text-box>
        </draw:frame>
        <draw:frame draw:style-name="gr2" draw:text-style-name="P2" draw:layer="layout" svg:width="5.08cm" svg:height="1.27cm" svg:x="2.27cm" svg:y="4.81cm">
          <draw:text-box>
            <text:p text:style-name="P2">Master</text:p>
          </draw:text-box>
        </draw:frame>
        <draw:frame draw:style-name="gr2" draw:text-style-name="P2" draw:layer="layout" svg:width="5.08cm" svg:height="1.27cm" svg:x="8.62cm" svg:y="4.81cm">
          <draw:text-box>
            <text:p text:style-name="P2">Slave 1</text:p>
          </draw:text-box>
        </draw:frame>
        <draw:frame draw:style-name="gr2" draw:text-style-name="P2" draw:layer="layout" svg:width="5.08cm" svg:height="1.27cm" svg:x="14.97cm" svg:y="4.81cm">
          <draw:text-box>
            <text:p text:style-name="P2">Slave 2</text:p>
          </draw:text-box>
        </draw:frame>
        <draw:line draw:style-name="gr5" draw:text-style-name="P1" draw:layer="layout" svg:x1="2.27cm" svg:y1="6.08cm" svg:x2="20.05cm" svg:y2="6.08cm">
          <text:p/>
        </draw:line>
        <draw:line draw:style-name="gr5" draw:text-style-name="P1" draw:layer="layout" svg:x1="9.001cm" svg:y1="4.048cm" svg:x2="20.05cm" svg:y2="4.048cm">
          <text:p/>
        </draw:line>
        <draw:line draw:style-name="gr5" draw:text-style-name="P1" draw:layer="layout" svg:x1="2.27cm" svg:y1="4.048cm" svg:x2="6.715cm" svg:y2="4.048cm">
          <text:p/>
        </draw:line>
        <draw:frame draw:style-name="gr6" draw:text-style-name="P3" draw:layer="layout" svg:width="6.35cm" svg:height="9.131cm" svg:x="2.27cm" svg:y="6.084cm">
          <draw:text-box>
            <text:p text:style-name="P3"><text:span text:style-name="T1">Lower CONFIG_OUT</text:span></text:p>
            <text:p text:style-name="P3"><text:span text:style-name="T1">Config ports</text:span></text:p>
            <text:p text:style-name="P3"><text:span text:style-name="T1">Raise CONFIG_OUT</text:span></text:p>
            <text:p text:style-name="P3"><text:span text:style-name="T1">Poll bus</text:span></text:p>
            <text:p text:style-name="P3"><text:span text:style-name="T1">Send address</text:span></text:p>
            <text:p text:style-name="P3"><text:span text:style-name="T1">Poll bus</text:span></text:p>
            <text:p text:style-name="P3"><text:span text:style-name="T1">Poll bus</text:span></text:p>
            <text:p text:style-name="P3"><text:span text:style-name="T1">Poll bus</text:span></text:p>
            <text:p text:style-name="P3"><text:span text:style-name="T1">Send Addr</text:span></text:p>
            <text:p text:style-name="P3"><text:span text:style-name="T1">Poll bus</text:span></text:p>
            <text:p text:style-name="P3"><text:span text:style-name="T1">Poll bus</text:span></text:p>
            <text:p text:style-name="P3"><text:span text:style-name="T1">Poll bus</text:span></text:p>
            <text:p text:style-name="P3"><text:span text:style-name="T1">(…)</text:span></text:p>
            <text:p text:style-name="P3"><text:span text:style-name="T1">Poll bus</text:span></text:p>
            <text:p text:style-name="P3"><text:span text:style-name="T1">Give up</text:span></text:p>
            <text:p text:style-name="P3"><text:span text:style-name="T1">RUN</text:span></text:p>
          </draw:text-box>
        </draw:frame>
        <draw:frame draw:style-name="gr6" draw:text-style-name="P3" draw:layer="layout" svg:width="6.35cm" svg:height="7.997cm" svg:x="8.62cm" svg:y="6.08cm">
          <draw:text-box>
            <text:p text:style-name="P3"><text:span text:style-name="T1">Config ports</text:span></text:p>
            <text:p text:style-name="P3"><text:span text:style-name="T1"/></text:p>
            <text:p text:style-name="P3"><text:span text:style-name="T1">CONFIG_IN detect</text:span></text:p>
            <text:p text:style-name="P3"><text:span text:style-name="T1">Respond</text:span></text:p>
            <text:p text:style-name="P3"><text:span text:style-name="T1">Get address</text:span></text:p>
            <text:p text:style-name="P3"><text:span text:style-name="T1">Raise CONFIG_OUT</text:span></text:p>
            <text:p text:style-name="P3"><text:span text:style-name="T1">RUN</text:span></text:p>
          </draw:text-box>
        </draw:frame>
        <draw:frame draw:style-name="gr6" draw:text-style-name="P3" draw:layer="layout" svg:width="6.35cm" svg:height="7.997cm" svg:x="15.013cm" svg:y="6.093cm">
          <draw:text-box>
            <text:p text:style-name="P3"><text:span text:style-name="T1">Config ports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CONFIG_IN detect</text:span></text:p>
            <text:p text:style-name="P3"><text:span text:style-name="T1"/></text:p>
            <text:p text:style-name="P3"><text:span text:style-name="T1">Respond</text:span></text:p>
            <text:p text:style-name="P3"><text:span text:style-name="T1">Get address</text:span></text:p>
            <text:p text:style-name="P3"><text:span text:style-name="T1">Raise CONFIG_OUT</text:span></text:p>
            <text:p text:style-name="P3"><text:span text:style-name="T1">RUN</text:span></text:p>
            <text:p text:style-name="P3"><text:span text:style-name="T1"/></text:p>
          </draw:text-box>
        </draw:frame>
        <draw:line draw:style-name="gr4" draw:text-style-name="P1" draw:layer="layout" svg:x1="7.35cm" svg:y1="7.604cm" svg:x2="8.62cm" svg:y2="7.604cm">
          <text:p/>
        </draw:line>
        <draw:line draw:style-name="gr4" draw:text-style-name="P1" draw:layer="layout" svg:x1="8.62cm" svg:y1="8.112cm" svg:x2="4.556cm" svg:y2="8.112cm">
          <text:p/>
        </draw:line>
        <draw:line draw:style-name="gr4" draw:text-style-name="P1" draw:layer="layout" svg:x1="5.699cm" svg:y1="8.747cm" svg:x2="8.62cm" svg:y2="8.747cm">
          <text:p/>
        </draw:line>
        <draw:line draw:style-name="gr4" draw:text-style-name="P1" draw:layer="layout" svg:x1="13.7cm" svg:y1="9.255cm" svg:x2="14.97cm" svg:y2="9.255cm">
          <text:p/>
        </draw:line>
        <draw:line draw:style-name="gr4" draw:text-style-name="P1" draw:layer="layout" svg:x1="4.556cm" svg:y1="10.398cm" svg:x2="14.97cm" svg:y2="10.398cm">
          <text:p/>
        </draw:line>
        <draw:line draw:style-name="gr4" draw:text-style-name="P1" draw:layer="layout" svg:x1="5.064cm" svg:y1="10.906cm" svg:x2="14.97cm" svg:y2="10.906cm">
          <text:p/>
        </draw:line>
        <draw:line draw:style-name="gr5" draw:text-style-name="P1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 text:style-name="P4">General slave discovery handshaking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1" draw:layer="layout" svg:width="2.957cm" svg:height="0.93cm" draw:transform="skewX (-0.656767397525342) rotate (0.354476371079981) translate (3.30550351619289cm 8.1228679506941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5">IDLE</text:p>
        </draw:ellipse>
        <draw:ellipse draw:style-name="gr9" draw:text-style-name="P5" draw:layer="layout" svg:width="3.801cm" svg:height="3.81cm" svg:x="6.08cm" svg:y="4.81cm">
          <text:p text:style-name="P5">WaitForSync</text:p>
        </draw:ellipse>
        <draw:ellipse draw:style-name="gr9" draw:text-style-name="P5" draw:layer="layout" svg:width="3.801cm" svg:height="3.81cm" svg:x="13.7cm" svg:y="8.62cm">
          <text:p text:style-name="P5">WaitForAddr</text:p>
        </draw:ellipse>
        <draw:ellipse draw:style-name="gr9" draw:text-style-name="P5" draw:layer="layout" svg:width="3.801cm" svg:height="3.81cm" svg:x="9.899cm" svg:y="16.24cm">
          <text:p text:style-name="P5">Done</text:p>
        </draw:ellipse>
        <draw:path draw:style-name="gr8" draw:text-style-name="P1" draw:layer="layout" svg:width="6.373cm" svg:height="3.33cm" draw:transform="skewX (-0.656767397525342) rotate (1.92527269787458) translate (12.1023784363499cm 12.6926295368456cm)" svg:viewBox="0 0 6374 3331" svg:d="m6374 0c-1037 790-3858 2550-6374 3331">
          <text:p/>
        </draw:path>
        <draw:frame draw:style-name="gr10" draw:text-style-name="P7" draw:layer="layout" svg:width="4.256cm" svg:height="1.205cm" svg:x="11.476cm" svg:y="6.461cm">
          <draw:text-box>
            <text:p text:style-name="P6"><text:span text:style-name="T2">CONFIG_IN pin = 1</text:span></text:p>
            <text:p text:style-name="P6"><text:span text:style-name="T3">Set slave addr to 0x4A</text:span></text:p>
            <text:p text:style-name="P6"><text:span text:style-name="T3"/></text:p>
          </draw:text-box>
        </draw:frame>
        <draw:path draw:style-name="gr8" draw:text-style-name="P1" draw:layer="layout" svg:width="6.203cm" svg:height="3.418cm" draw:transform="skewX (-0.656767397525342) rotate (0.354476371079981) translate (9.53302637224358cm 14.5832882420989cm)" svg:viewBox="0 0 6204 3419" svg:d="m6204 0c-1037 790-3331 2444-6204 3419">
          <text:p/>
        </draw:path>
        <draw:path draw:style-name="gr8" draw:text-style-name="P1" draw:layer="layout" svg:width="1.778cm" svg:height="1.751cm" draw:transform="skewX (0.0188495559215352) rotate (-0.646295422014564) translate (9.6677911790405cm 15.1572721452124cm)" svg:viewBox="0 0 1779 1752" svg:d="m1779 296c-2340-1324-2347 2287-167 1274">
          <text:p/>
        </draw:path>
        <draw:frame draw:style-name="gr10" draw:text-style-name="P7" draw:layer="layout" svg:width="4.256cm" svg:height="1.205cm" svg:x="10.968cm" svg:y="13.13cm">
          <draw:text-box>
            <text:p text:style-name="P6"><text:span text:style-name="T2">Slave addr no longer 0x4A</text:span></text:p>
            <text:p text:style-name="P6"><text:span text:style-name="T3">Set CONFIG_OUT = 1</text:span></text:p>
            <text:p text:style-name="P6"><text:span text:style-name="T3"/></text:p>
          </draw:text-box>
        </draw:frame>
        <draw:frame draw:style-name="gr10" draw:text-style-name="P7" draw:layer="layout" svg:width="4.256cm" svg:height="1.205cm" svg:x="5.826cm" svg:y="14.908cm">
          <draw:text-box>
            <text:p text:style-name="P6"><text:span text:style-name="T2">CONFIG_IN = 1</text:span></text:p>
            <text:p text:style-name="P6"><text:span text:style-name="T3"/></text:p>
            <text:p text:style-name="P6"><text:span text:style-name="T3"/></text:p>
          </draw:text-box>
        </draw:frame>
        <draw:frame draw:style-name="gr10" draw:text-style-name="P7" draw:layer="layout" svg:width="4.256cm" svg:height="1.523cm" svg:x="5.572cm" svg:y="19.415cm">
          <draw:text-box>
            <text:p text:style-name="P6"><text:span text:style-name="T2">CONFIG_IN = 0</text:span></text:p>
            <text:p text:style-name="P6"><text:span text:style-name="T3">Wait 1 second</text:span></text:p>
            <text:p text:style-name="P6"><text:span text:style-name="T3">SoftwareReset();</text:span></text:p>
            <text:p text:style-name="P6"><text:span text:style-name="T3"/></text:p>
          </draw:text-box>
        </draw:frame>
        <draw:path draw:style-name="gr8" draw:text-style-name="P1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 text:style-name="P4">Master address enumeration state machine</text:p>
          </draw:text-box>
        </draw:frame>
        <draw:path draw:style-name="gr8" draw:text-style-name="P1" draw:layer="layout" svg:width="2.957cm" svg:height="0.93cm" draw:transform="skewX (-0.656767397525342) rotate (0.354476371079981) translate (3.30550351619289cm 8.1228679506941cm)" svg:viewBox="0 0 2958 931" svg:d="m0 931c1071-582 1955-882 2958-931">
          <text:p/>
        </draw:path>
        <draw:ellipse draw:style-name="gr9" draw:text-style-name="P8" draw:layer="layout" svg:width="3.801cm" svg:height="3.81cm" svg:x="1.644cm" svg:y="8.62cm">
          <text:p text:style-name="P8"><text:span text:style-name="T4">IDLE</text:span></text:p>
          <text:p text:style-name="P8"><text:span text:style-name="T1">(configure</text:span></text:p>
          <text:p text:style-name="P8"><text:span text:style-name="T1">Local regs)</text:span></text:p>
        </draw:ellipse>
        <draw:ellipse draw:style-name="gr9" draw:text-style-name="P8" draw:layer="layout" svg:width="3.801cm" svg:height="3.81cm" svg:x="6.08cm" svg:y="4.81cm">
          <text:p text:style-name="P8"><text:span text:style-name="T4">PollDefault</text:span><text:span text:style-name="T1"><text:line-break/></text:span><text:span text:style-name="T5">Read remote</text:span></text:p>
          <text:p text:style-name="P8"><text:span text:style-name="T5">address reg</text:span></text:p>
        </draw:ellipse>
        <draw:ellipse draw:style-name="gr9" draw:text-style-name="P8" draw:layer="layout" svg:width="3.801cm" svg:height="3.81cm" svg:x="13.7cm" svg:y="8.62cm">
          <text:p text:style-name="P8"><text:span text:style-name="T4">SendAddr</text:span></text:p>
          <text:p text:style-name="P8"><text:span text:style-name="T1">Check rx buffer</text:span></text:p>
          <text:p text:style-name="P8"><text:span text:style-name="T1">For 0x4A,</text:span></text:p>
          <text:p text:style-name="P8"><text:span text:style-name="T1">Delay 5ms</text:span></text:p>
        </draw:ellipse>
        <draw:ellipse draw:style-name="gr9" draw:text-style-name="P9" draw:layer="layout" svg:width="3.801cm" svg:height="3.81cm" svg:x="9.899cm" svg:y="16.24cm">
          <text:p text:style-name="P9"><text:span text:style-name="T4">Done</text:span></text:p>
        </draw:ellipse>
        <draw:path draw:style-name="gr8" draw:text-style-name="P1" draw:layer="layout" svg:width="7.257cm" svg:height="3.63cm" draw:transform="skewX (-0.656767397525342) rotate (1.92527269787458) translate (12.2822470066782cm 12.7597583150804cm)" svg:viewBox="0 0 7258 3631" svg:d="m7258 0c-2752 2175-5200 3371-7258 3631">
          <text:p/>
        </draw:path>
        <draw:path draw:style-name="gr8" draw:text-style-name="P1" draw:layer="layout" svg:width="6.203cm" svg:height="3.418cm" draw:transform="skewX (-0.656767397525342) rotate (0.354476371079981) translate (9.53302637224358cm 14.5832882420989cm)" svg:viewBox="0 0 6204 3419" svg:d="m6204 0c-1037 790-3331 2444-6204 3419">
          <text:p/>
        </draw:path>
        <draw:path draw:style-name="gr8" draw:text-style-name="P1" draw:layer="layout" svg:width="1.778cm" svg:height="1.751cm" draw:transform="skewX (0.0188495559215352) rotate (-0.646295422014564) translate (9.6677911790405cm 15.1572721452124cm)" svg:viewBox="0 0 1779 1752" svg:d="m1779 296c-2340-1324-2347 2287-167 1274">
          <text:p/>
        </draw:path>
        <draw:frame draw:style-name="gr10" draw:text-style-name="P7" draw:layer="layout" svg:width="4.256cm" svg:height="1.205cm" svg:x="1.189cm" svg:y="7.034cm">
          <draw:text-box>
            <text:p text:style-name="P6"><text:span text:style-name="T2"><text:s text:c="9"/></text:span><text:span text:style-name="T2">1 <text:s text:c="6"/></text:span></text:p>
            <text:p text:style-name="P6"><text:span text:style-name="T3">CONFIG_OUT = 1</text:span></text:p>
            <text:p text:style-name="P6"><text:span text:style-name="T3"/></text:p>
          </draw:text-box>
        </draw:frame>
        <draw:path draw:style-name="gr8" draw:text-style-name="P1" draw:layer="layout" svg:width="6.645cm" svg:height="3.568cm" draw:transform="skewX (-0.656767397525342) rotate (-1.2163199557158) translate (11.3932774727426cm 4.41946198312465cm)" svg:viewBox="0 0 6646 3569" svg:d="m6646 0c-2753 2175-4622 3101-6646 3569">
          <text:p/>
        </draw:path>
        <draw:frame draw:style-name="gr10" draw:text-style-name="P7" draw:layer="layout" svg:width="4.256cm" svg:height="1.523cm" svg:x="9.763cm" svg:y="8.366cm">
          <draw:text-box>
            <text:p text:style-name="P6"><text:span text:style-name="T3">No response</text:span></text:p>
            <text:p text:style-name="P6"><text:span text:style-name="T2">Poll count &lt; 200</text:span></text:p>
            <text:p text:style-name="P6"><text:span text:style-name="T3">Increment poll count</text:span></text:p>
            <text:p text:style-name="P6"><text:span text:style-name="T3"/></text:p>
          </draw:text-box>
        </draw:frame>
        <draw:frame draw:style-name="gr10" draw:text-style-name="P7" draw:layer="layout" svg:width="4.256cm" svg:height="1.205cm" svg:x="11.795cm" svg:y="5.699cm">
          <draw:text-box>
            <text:p text:style-name="P6"><text:span text:style-name="T2"><text:s text:c="5"/></text:span><text:span text:style-name="T2">1 <text:s text:c="4"/></text:span></text:p>
            <text:p text:style-name="P6"><text:span text:style-name="T3">Increment poll count</text:span></text:p>
            <text:p text:style-name="P6"><text:span text:style-name="T3"/></text:p>
          </draw:text-box>
        </draw:frame>
        <draw:path draw:style-name="gr8" draw:text-style-name="P1" draw:layer="layout" svg:width="7.494cm" svg:height="4.076cm" draw:transform="skewX (-0.656767397525342) rotate (-1.2163199557158) translate (11.225327051212cm 4.25653487396401cm)" svg:viewBox="0 0 7495 4077" svg:d="m7495 0c-2462 2514-5046 3829-7495 4077">
          <text:p/>
        </draw:path>
        <draw:frame draw:style-name="gr10" draw:text-style-name="P7" draw:layer="layout" svg:width="4.256cm" svg:height="1.523cm" svg:x="7.539cm" svg:y="11.065cm">
          <draw:text-box>
            <text:p text:style-name="P6"><text:span text:style-name="T3">Response</text:span></text:p>
            <text:p text:style-name="P6"><text:span text:style-name="T2">Poll count &lt; 200</text:span></text:p>
            <text:p text:style-name="P6"><text:span text:style-name="T3">Increment poll count</text:span></text:p>
            <text:p text:style-name="P6"><text:span text:style-name="T3"/></text:p>
          </draw:text-box>
        </draw:frame>
        <draw:frame draw:style-name="gr10" draw:text-style-name="P7" draw:layer="layout" svg:width="4.256cm" svg:height="1.128cm" svg:x="6.65cm" svg:y="14.858cm">
          <draw:text-box>
            <text:p text:style-name="P6"><text:span text:style-name="T2"><text:s text:c="5"/></text:span><text:span text:style-name="T2">1 <text:s text:c="4"/></text:span></text:p>
            <text:p text:style-name="P6"><text:span text:style-name="T3"/></text:p>
          </draw:text-box>
        </draw:frame>
        <draw:frame draw:style-name="gr10" draw:text-style-name="P7" draw:layer="layout" svg:width="4.256cm" svg:height="1.523cm" svg:x="13.635cm" svg:y="15.606cm">
          <draw:text-box>
            <text:p text:style-name="P6"><text:span text:style-name="T3">Max slaves reached OR</text:span></text:p>
            <text:p text:style-name="P6"><text:span text:style-name="T2">Max poll count reached</text:span></text:p>
            <text:p text:style-name="P6"><text:span text:style-name="T3"/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1T12:14:07.28</meta:creation-date>
    <dc:date>2016-10-01T23:25:02.43</dc:date>
    <meta:editing-duration>PT10H55M9S</meta:editing-duration>
    <meta:editing-cycles>5</meta:editing-cycles>
    <meta:generator>OpenOffice.org/3.4.1$Win32 OpenOffice.org_project/341m1$Build-9593</meta:generator>
    <meta:document-statistic meta:object-count="64"/>
  </office:meta>
</office:document-meta>
</file>